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90000025760E0A0DBAAADE7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9cm" fo:min-width="3.989cm"/>
    </style:style>
    <style:style style:name="gr2" style:family="graphic" style:parent-style-name="standard">
      <style:graphic-properties draw:textarea-horizontal-align="justify" draw:textarea-vertical-align="middle" draw:auto-grow-height="false" fo:min-height="1.584cm" fo:min-width="3.493cm"/>
    </style:style>
    <style:style style:name="gr3" style:family="graphic" style:parent-style-name="standard">
      <style:graphic-properties draw:textarea-horizontal-align="justify" draw:textarea-vertical-align="middle" draw:auto-grow-height="false" fo:min-height="0.004cm" fo:min-width="1.6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004cm" fo:min-width="1.279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417cm" fo:min-width="0cm"/>
    </style:style>
    <style:style style:name="gr8" style:family="graphic" style:parent-style-name="standard">
      <style:graphic-properties draw:fill-color="#cc0000" draw:textarea-horizontal-align="justify" draw:textarea-vertical-align="middle" draw:auto-grow-height="false" fo:min-height="0.19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004cm" fo:min-width="0.94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loext:graphic-properties draw:fill-color="#cc0000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99cm" svg:height="2.159cm" svg:x="1.762cm" svg:y="2.524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191cm" svg:height="2.032cm" svg:x="9.89cm" svg:y="2.651cm">
          <text:p text:style-name="P1">SWAN</text:p>
          <text:p text:style-name="P1">Ph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413cm" svg:height="0.508cm" svg:x="6.969cm" svg:y="3.41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7.398cm" svg:height="1.081cm" svg:x="1.254cm" svg:y="1.189cm">
          <draw:text-box>
            <text:p>Phone Based Evaluation:</text:p>
          </draw:text-box>
        </draw:frame>
        <draw:frame draw:style-name="gr4" draw:text-style-name="P2" draw:layer="layout" svg:width="7.136cm" svg:height="1.081cm" svg:x="1.014cm" svg:y="6.969cm">
          <draw:text-box>
            <text:p>Wear Based Evaluation:</text:p>
          </draw:text-box>
        </draw:frame>
        <draw:custom-shape draw:style-name="gr2" draw:text-style-name="P1" draw:layer="layout" svg:width="4.191cm" svg:height="2.032cm" svg:x="19.034cm" svg:y="2.651cm">
          <text:p text:style-name="P1">Wear</text:p>
          <text:p text:style-name="P1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032cm" svg:height="0.508cm" svg:x="15.859cm" svg:y="2.90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032cm" svg:height="0.508cm" svg:x="15.859cm" svg:y="3.5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032cm" svg:height="0.508cm" svg:x="15.859cm" svg:y="4.17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" draw:layer="layout" svg:width="0.974cm" svg:height="1.484cm" svg:x="16.409cm" svg:y="1.167cm">
          <draw:image xlink:href="Pictures/10000201000001890000025760E0A0DBAAADE773.png" xlink:type="simple" xlink:show="embed" xlink:actuate="onLoad">
            <text:p/>
          </draw:image>
        </draw:frame>
        <draw:frame draw:style-name="gr4" draw:text-style-name="P3" draw:layer="layout" svg:width="1.895cm" svg:height="1.445cm" svg:x="7.096cm" svg:y="4.127cm">
          <draw:text-box>
            <text:p><text:span text:style-name="T1">Delay:</text:span></text:p>
            <text:p><text:span text:style-name="T1">100ms</text:span></text:p>
          </draw:text-box>
        </draw:frame>
        <draw:frame draw:style-name="gr4" draw:text-style-name="P3" draw:layer="layout" svg:width="1.802cm" svg:height="1.445cm" svg:x="15.996cm" svg:y="4.81cm">
          <draw:text-box>
            <text:p><text:span text:style-name="T1">Delay:</text:span></text:p>
            <text:p><text:span text:style-name="T1">64 ms</text:span></text:p>
          </draw:text-box>
        </draw:frame>
        <draw:custom-shape draw:style-name="gr7" draw:text-style-name="P1" draw:layer="layout" svg:width="0.508cm" svg:height="0.762cm" svg:x="10.398cm" svg:y="4.9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0.889cm" svg:height="0.889cm" draw:transform="rotate (0.743859327199983) translate (10.017cm 6.31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653cm" svg:height="1.445cm" svg:x="11.414cm" svg:y="5.143cm">
          <draw:text-box>
            <text:p><text:span text:style-name="T1">Drop extra</text:span></text:p>
            <text:p><text:span text:style-name="T1">values</text:span></text:p>
          </draw:text-box>
        </draw:frame>
        <draw:custom-shape draw:style-name="gr1" draw:text-style-name="P1" draw:layer="layout" svg:width="4.699cm" svg:height="2.159cm" svg:x="1.508cm" svg:y="8.62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191cm" svg:height="2.032cm" svg:x="15.351cm" svg:y="8.747cm">
          <text:p text:style-name="P1">SWAN</text:p>
          <text:p text:style-name="P1">We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651cm" svg:height="0.508cm" svg:x="6.715cm" svg:y="9.50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4.191cm" svg:height="2.032cm" svg:x="22.336cm" svg:y="8.747cm">
          <text:p text:style-name="P1">Wear</text:p>
          <text:p text:style-name="P1"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032cm" svg:height="0.508cm" svg:x="19.796cm" svg:y="8.87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032cm" svg:height="0.508cm" svg:x="19.796cm" svg:y="9.50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032cm" svg:height="0.508cm" svg:x="19.796cm" svg:y="10.14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895cm" svg:height="1.445cm" svg:x="13.065cm" svg:y="10.144cm">
          <draw:text-box>
            <text:p><text:span text:style-name="T1">Delay:</text:span></text:p>
            <text:p><text:span text:style-name="T1">100ms</text:span></text:p>
          </draw:text-box>
        </draw:frame>
        <draw:frame draw:style-name="gr4" draw:text-style-name="P3" draw:layer="layout" svg:width="1.802cm" svg:height="1.445cm" svg:x="20.026cm" svg:y="10.985cm">
          <draw:text-box>
            <text:p><text:span text:style-name="T1">Delay:</text:span></text:p>
            <text:p><text:span text:style-name="T1">64 ms</text:span></text:p>
          </draw:text-box>
        </draw:frame>
        <draw:custom-shape draw:style-name="gr7" draw:text-style-name="P1" draw:layer="layout" svg:width="0.508cm" svg:height="0.762cm" svg:x="15.478cm" svg:y="11.0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0.889cm" svg:height="0.889cm" draw:transform="rotate (0.743859327199983) translate (15.097cm 12.39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653cm" svg:height="1.445cm" svg:x="16.381cm" svg:y="11.112cm">
          <draw:text-box>
            <text:p><text:span text:style-name="T1">Drop extra</text:span></text:p>
            <text:p><text:span text:style-name="T1">values</text:span></text:p>
          </draw:text-box>
        </draw:frame>
        <draw:custom-shape draw:style-name="gr2" draw:text-style-name="P1" draw:layer="layout" svg:width="4.191cm" svg:height="2.032cm" svg:x="8.62cm" svg:y="8.747cm">
          <text:p text:style-name="P1">SWAN</text:p>
          <text:p text:style-name="P1">Ph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032cm" svg:height="0.508cm" svg:x="13.065cm" svg:y="9.50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2.161cm" svg:height="0.848cm" svg:x="6.461cm" svg:y="10.398cm">
          <draw:text-box>
            <text:p><text:span text:style-name="T1">Forward</text:span></text:p>
          </draw:text-box>
        </draw:frame>
        <draw:frame draw:style-name="gr6" draw:text-style-name="P1" draw:layer="layout" svg:width="0.974cm" svg:height="1.484cm" svg:x="13.615cm" svg:y="7.731cm">
          <draw:image xlink:href="Pictures/10000201000001890000025760E0A0DBAAADE77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Oxygen-Sans" fo:font-size="24pt" fo:language="en" fo:country="US" style:font-name-asian="Oxygen-Sans1" style:font-size-asian="24pt" style:language-asian="zh" style:country-asian="CN" style:font-name-complex="Oxygen-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18pt" fo:font-style="normal" fo:text-shadow="none" style:text-underline-style="none" fo:font-weight="normal" style:letter-kerning="true" style:font-name-asian="Oxygen-Sans1" style:font-family-asian="Oxygen-Sans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1T12:09:52.401238446</meta:creation-date>
    <dc:date>2016-08-01T12:25:15.561311703</dc:date>
    <meta:editing-duration>PT3S</meta:editing-duration>
    <meta:editing-cycles>1</meta:editing-cycles>
    <meta:document-statistic meta:object-count="31"/>
    <meta:generator>LibreOffice/5.0.6.3$Linux_X86_64 LibreOffice_project/00m0$Build-3</meta:generator>
  </office:meta>
</office:document-meta>
</file>